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6840" officeooo:paragraph-rsid="00086840"/>
    </style:style>
    <style:style style:name="P2" style:family="paragraph" style:parent-style-name="Standard">
      <style:text-properties officeooo:rsid="0009e79c" officeooo:paragraph-rsid="000ae569"/>
    </style:style>
    <style:style style:name="P3" style:family="paragraph" style:parent-style-name="Standard">
      <style:text-properties officeooo:rsid="0009e79c" officeooo:paragraph-rsid="000dc099"/>
    </style:style>
    <style:style style:name="P4" style:family="paragraph" style:parent-style-name="Standard">
      <style:text-properties officeooo:rsid="000ccd40" officeooo:paragraph-rsid="000ccd40"/>
    </style:style>
    <style:style style:name="P5" style:family="paragraph" style:parent-style-name="Standard">
      <style:text-properties officeooo:rsid="00115f44" officeooo:paragraph-rsid="00115f44"/>
    </style:style>
    <style:style style:name="P6" style:family="paragraph" style:parent-style-name="Standard">
      <style:text-properties officeooo:rsid="0013da05" officeooo:paragraph-rsid="0013da05"/>
    </style:style>
    <style:style style:name="P7" style:family="paragraph" style:parent-style-name="Standard">
      <style:text-properties officeooo:rsid="0015cf9c" officeooo:paragraph-rsid="0015cf9c"/>
    </style:style>
    <style:style style:name="P8" style:family="paragraph" style:parent-style-name="Standard" style:list-style-name="L1">
      <style:text-properties officeooo:rsid="00167535" officeooo:paragraph-rsid="00167535"/>
    </style:style>
    <style:style style:name="P9" style:family="paragraph" style:parent-style-name="Standard" style:list-style-name="L2">
      <style:text-properties officeooo:rsid="00086840" officeooo:paragraph-rsid="00086840"/>
    </style:style>
    <style:style style:name="P10" style:family="paragraph" style:parent-style-name="Standard" style:list-style-name="L3">
      <style:text-properties officeooo:rsid="00086840" officeooo:paragraph-rsid="00086840"/>
    </style:style>
    <style:style style:name="P11" style:family="paragraph" style:parent-style-name="Standard" style:list-style-name="L2">
      <style:text-properties officeooo:rsid="0008a877" officeooo:paragraph-rsid="0008a877"/>
    </style:style>
    <style:style style:name="P12" style:family="paragraph" style:parent-style-name="Standard" style:list-style-name="L5">
      <style:text-properties officeooo:rsid="0008a877" officeooo:paragraph-rsid="0008a877"/>
    </style:style>
    <style:style style:name="P13" style:family="paragraph" style:parent-style-name="Standard" style:list-style-name="L3">
      <style:text-properties officeooo:rsid="00103974" officeooo:paragraph-rsid="00103974"/>
    </style:style>
    <style:style style:name="P14" style:family="paragraph" style:parent-style-name="Standard" style:list-style-name="L6">
      <style:text-properties officeooo:rsid="00103974" officeooo:paragraph-rsid="001cc7fa"/>
    </style:style>
    <style:style style:name="P15" style:family="paragraph" style:parent-style-name="Standard" style:list-style-name="L3">
      <style:text-properties officeooo:rsid="00115f44" officeooo:paragraph-rsid="00115f44"/>
    </style:style>
    <style:style style:name="P16" style:family="paragraph" style:parent-style-name="Standard" style:list-style-name="L6">
      <style:text-properties officeooo:rsid="00115f44" officeooo:paragraph-rsid="001ea6a0"/>
    </style:style>
    <style:style style:name="P17" style:family="paragraph" style:parent-style-name="Standard" style:list-style-name="L4">
      <style:text-properties officeooo:rsid="000ae569" officeooo:paragraph-rsid="000ae569"/>
    </style:style>
    <style:style style:name="P18" style:family="paragraph" style:parent-style-name="Standard">
      <style:text-properties officeooo:rsid="000ae569" officeooo:paragraph-rsid="000dc099"/>
    </style:style>
    <style:style style:name="P19" style:family="paragraph" style:parent-style-name="Standard" style:list-style-name="L5">
      <style:text-properties officeooo:rsid="0009e79c" officeooo:paragraph-rsid="001cc7fa"/>
    </style:style>
    <style:style style:name="P20" style:family="paragraph" style:parent-style-name="Standard">
      <style:text-properties officeooo:rsid="0009e79c" officeooo:paragraph-rsid="0009e79c"/>
    </style:style>
    <style:style style:name="P21" style:family="paragraph" style:parent-style-name="Standard">
      <style:text-properties officeooo:rsid="0009e79c" officeooo:paragraph-rsid="001cc7fa"/>
    </style:style>
    <style:style style:name="P22" style:family="paragraph" style:parent-style-name="Standard" style:list-style-name="L7">
      <style:text-properties officeooo:rsid="0013b0c1" officeooo:paragraph-rsid="001f57bc"/>
    </style:style>
    <style:style style:name="P23" style:family="paragraph" style:parent-style-name="Standard" style:list-style-name="L7">
      <style:text-properties officeooo:rsid="0013da05" officeooo:paragraph-rsid="00214702"/>
    </style:style>
    <style:style style:name="P24" style:family="paragraph" style:parent-style-name="Standard" style:list-style-name="L8">
      <style:text-properties officeooo:rsid="0015cf9c" officeooo:paragraph-rsid="0015cf9c"/>
    </style:style>
    <style:style style:name="P25" style:family="paragraph" style:parent-style-name="Standard" style:list-style-name="L6">
      <style:text-properties officeooo:rsid="001b36b5" officeooo:paragraph-rsid="001b36b5"/>
    </style:style>
    <style:style style:name="P26" style:family="paragraph" style:parent-style-name="Standard" style:list-style-name="L6">
      <style:text-properties officeooo:rsid="001cc7fa" officeooo:paragraph-rsid="001cc7fa"/>
    </style:style>
    <style:style style:name="T1" style:family="text">
      <style:text-properties officeooo:rsid="0008a8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e569" style:font-weight-asian="bold" style:font-weight-complex="bold"/>
    </style:style>
    <style:style style:name="T4" style:family="text">
      <style:text-properties fo:font-weight="bold" officeooo:rsid="0019384b" style:font-weight-asian="bold" style:font-weight-complex="bold"/>
    </style:style>
    <style:style style:name="T5" style:family="text">
      <style:text-properties fo:font-weight="bold" officeooo:rsid="001cc7f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ae569"/>
    </style:style>
    <style:style style:name="T8" style:family="text">
      <style:text-properties officeooo:rsid="00103974"/>
    </style:style>
    <style:style style:name="T9" style:family="text">
      <style:text-properties officeooo:rsid="0010f89d"/>
    </style:style>
    <style:style style:name="T10" style:family="text">
      <style:text-properties officeooo:rsid="0013b0c1"/>
    </style:style>
    <style:style style:name="T11" style:family="text">
      <style:text-properties officeooo:rsid="00165937"/>
    </style:style>
    <style:style style:name="T12" style:family="text">
      <style:text-properties officeooo:rsid="001cc7fa"/>
    </style:style>
    <style:style style:name="T13" style:family="text">
      <style:text-properties officeooo:rsid="001ea6a0"/>
    </style:style>
    <style:style style:name="T14" style:family="text">
      <style:text-properties officeooo:rsid="001f57bc"/>
    </style:style>
    <style:style style:name="T15" style:family="text">
      <style:text-properties officeooo:rsid="002147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on queries</text:p>
      <text:list xml:id="list3000471910105627987" text:style-name="L1">
        <text:list-item>
          <text:p text:style-name="P8">show dbs</text:p>
        </text:list-item>
      </text:list>
      <text:list xml:id="list4665779969558921248" text:style-name="L2">
        <text:list-item>
          <text:p text:style-name="P9">show collections </text:p>
        </text:list-item>
        <text:list-item>
          <text:p text:style-name="P11">db — current data base</text:p>
        </text:list-item>
        <text:list-item>
          <text:p text:style-name="P11">db.collection — switch to spicific collection</text:p>
        </text:list-item>
      </text:list>
      <text:list xml:id="list3086247493349816141" text:style-name="L3">
        <text:list-item>
          <text:p text:style-name="P10">use video — switch to video</text:p>
        </text:list-item>
        <text:list-item>
          <text:p text:style-name="P13">pretty() — pretty to json</text:p>
        </text:list-item>
        <text:list-item>
          <text:p text:style-name="P15">it — next results</text:p>
        </text:list-item>
      </text:list>
      <text:p text:style-name="P1"/>
      <text:p text:style-name="P4">CRUD operations:</text:p>
      <text:p text:style-name="P4"/>
      <text:list xml:id="list2136904586796371757" text:style-name="L4">
        <text:list-item>
          <text:p text:style-name="P17">Creating document:</text:p>
        </text:list-item>
      </text:list>
      <text:p text:style-name="P20"><text:tab/>To start manipulation with collections type<text:span text:style-name="T6">:</text:span> <text:span text:style-name="T2">db.current_collection.method</text:span><text:span text:style-name="T3">();</text:span></text:p>
      <text:p text:style-name="P21"><text:span text:style-name="T3"><text:tab/></text:span><text:span text:style-name="T4">db.myVideo.insertOne({title: </text:span><text:span text:style-name="T5">""</text:span><text:span text:style-name="T4">, <text:s/>eyar: </text:span><text:span text:style-name="T5">""</text:span><text:span text:style-name="T4">, imdb: </text:span><text:span text:style-name="T5">""</text:span><text:span text:style-name="T4">});</text:span></text:p>
      <text:list xml:id="list5363231434384120573" text:style-name="L5">
        <text:list-item>
          <text:p text:style-name="P12">insertOne({}) - insert one docuent</text:p>
        </text:list-item>
        <text:list-item>
          <text:p text:style-name="P19">insertMany([{},{}], <text:span text:style-name="T1">{"ordered": false})</text:span>) insert couple documents<text:span text:style-name="T7">(exist second argument)</text:span></text:p>
        </text:list-item>
      </text:list>
      <text:p text:style-name="P3"/>
      <text:p text:style-name="P18"><text:s text:c="6"/>2. <text:s text:c="2"/>Read document:</text:p>
      <text:list xml:id="list174692383070554904" text:style-name="L6">
        <text:list-item>
          <text:p text:style-name="P25">db.movieDetails.find({year: 1968}).pretty()</text:p>
        </text:list-item>
        <text:list-item>
          <text:p text:style-name="P26">db.movieDetails.find({"awards.wins": 4}).count()</text:p>
        </text:list-item>
        <text:list-item>
          <text:p text:style-name="P14">find(<text:span text:style-name="T10">{</text:span>ast: [<text:span text:style-name="T12">""</text:span>, <text:span text:style-name="T12">""</text:span>]<text:span text:style-name="T10">}</text:span>).<text:span text:style-name="T9">count()</text:span></text:p>
        </text:list-item>
        <text:list-item>
          <text:p text:style-name="P14">find(<text:span text:style-name="T10">{"</text:span>cast.0<text:span text:style-name="T12">"</text:span>: <text:span text:style-name="T12">"</text:span>Jeff Bridges<text:span text:style-name="T12">"}</text:span>) </text:p>
        </text:list-item>
        <text:list-item>
          <text:p text:style-name="P16">find({<text:span text:style-name="T13">genres: "Action, Adventure"</text:span>}, {title: 1, _<text:span text:style-name="T13">id: 0</text:span>}) exclude and include spesific fields</text:p>
        </text:list-item>
      </text:list>
      <text:p text:style-name="P5"><text:s text:c="6"/></text:p>
      <text:p text:style-name="P5"><text:s text:c="7"/>3. <text:s text:c="2"/>Update document:</text:p>
      <text:list xml:id="list2819346091652165436" text:style-name="L7">
        <text:list-item>
          <text:p text:style-name="P22">updateOne<text:span text:style-name="T15">() -</text:span> <text:s/><text:span text:style-name="T14">db.movieDetails.find({ "title" : "Space Cowboys" }, {$set: {poster: "https://gidonline.io/img/f11c45027_200x300.jpg"}})</text:span></text:p>
        </text:list-item>
        <text:list-item>
          <text:p text:style-name="P23">updateMany() - <text:span text:style-name="T15">db.movieDetails.updateMany({rated: null}, {$unset: {rated: ""}})</text:span></text:p>
        </text:list-item>
      </text:list>
      <text:p text:style-name="P6"/>
      <text:p text:style-name="P7"><text:s text:c="8"/>4. <text:s text:c="2"/>Delete document:</text:p>
      <text:list xml:id="list4341676510815739869" text:style-name="L8">
        <text:list-item>
          <text:p text:style-name="P24">deleteOne({})</text:p>
        </text:list-item>
        <text:list-item>
          <text:p text:style-name="P24">deleteMany({})</text:p>
        </text:list-item>
      </text:list>
      <text:p text:style-name="P5"/>
      <text:p text:style-name="P5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9:37:00.687049962</meta:creation-date>
    <meta:generator>LibreOffice/5.1.6.2$Linux_X86_64 LibreOffice_project/10m0$Build-2</meta:generator>
    <dc:date>2019-03-10T17:03:45.674163758</dc:date>
    <meta:editing-duration>PT1H5M38S</meta:editing-duration>
    <meta:editing-cycles>10</meta:editing-cycles>
    <meta:document-statistic meta:table-count="0" meta:image-count="0" meta:object-count="0" meta:page-count="1" meta:paragraph-count="27" meta:word-count="127" meta:character-count="1055" meta:non-whitespace-character-count="929"/>
  </office:meta>
</office:document-meta>
</file>